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ext-properties style:font-name="DejaVu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normal" style:font-name-complex="DejaVu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ce4"/>
        <table:table-row table:style-name="ro1">
          <table:table-cell/>
          <table:table-cell office:value-type="string" calcext:value-type="string">
            <text:p>15h22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14h15</text:p>
          </table:table-cell>
        </table:table-row>
        <table:table-row table:style-name="ro1">
          <table:table-cell table:style-name="ce1" office:value-type="string" calcext:value-type="string">
            <text:p>Diamètre apparent du ballon (d)</text:p>
          </table:table-cell>
          <table:table-cell office:value-type="float" office:value="1.93" calcext:value-type="float">
            <text:p>1,93</text:p>
          </table:table-cell>
          <table:table-cell office:value-type="float" office:value="0.97" calcext:value-type="float">
            <text:p>0,9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table:style-name="ce2" office:value-type="string" calcext:value-type="string">
            <text:p>longueur centre reflecteur / haut de la nacelle (l)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ongueur bas du ballon / haut de la nacelle (L’)</text:p>
          </table:table-cell>
          <table:table-cell office:value-type="float" office:value="8.3" calcext:value-type="float">
            <text:p>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32019" calcext:value-type="float">
            <text:p>32019</text:p>
          </table:table-cell>
          <table:table-cell office:value-type="float" office:value="14238" calcext:value-type="float">
            <text:p>142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ayon du ballon (R)</text:p>
          </table:table-cell>
          <table:table-cell table:style-name="ce5" table:formula="of:=([.$B$4]*[.B2])/(2*[.$B$3]-[.B2])" office:value-type="float" office:value="4.89877675840979" calcext:value-type="float">
            <text:p>4,90</text:p>
          </table:table-cell>
          <table:table-cell table:style-name="ce5" table:formula="of:=([.$B$4]*[.C2])/(2*[.$B$3]-[.C2])" office:value-type="float" office:value="1.90330969267139" calcext:value-type="float">
            <text:p>1,90</text:p>
          </table:table-cell>
          <table:table-cell table:style-name="ce5" table:formula="of:=([.$B$4]*[.D2])/(2*[.$B$3]-[.D2])" office:value-type="float" office:value="1.06225596529284" calcext:value-type="float">
            <text:p>1,06</text:p>
          </table:table-cell>
        </table:table-row>
        <table:table-row table:style-name="ro1">
          <table:table-cell office:value-type="string" calcext:value-type="string">
            <text:p>Volume du ballon (V)</text:p>
          </table:table-cell>
          <table:table-cell table:style-name="ce5" table:formula="of:=4/3*PI()*[.B6]^3" office:value-type="float" office:value="492.437996242237" calcext:value-type="float">
            <text:p>492,44</text:p>
          </table:table-cell>
          <table:table-cell table:style-name="ce5" table:formula="of:=4/3*PI()*[.C6]^3" office:value-type="float" office:value="28.881316584173" calcext:value-type="float">
            <text:p>28,88</text:p>
          </table:table-cell>
          <table:table-cell table:style-name="ce5" table:formula="of:=4/3*PI()*[.D6]^3" office:value-type="float" office:value="5.02083726391075" calcext:value-type="float">
            <text:p>5,02</text:p>
          </table:table-cell>
        </table:table-row>
        <table:table-row table:style-name="ro1">
          <table:table-cell office:value-type="string" calcext:value-type="string">
            <text:p>Pression mesurée (P)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Température (temp °C)</text:p>
          </table:table-cell>
          <table:table-cell office:value-type="float" office:value="-15" calcext:value-type="float">
            <text:p>-15</text:p>
          </table:table-cell>
          <table:table-cell office:value-type="float" office:value="-31" calcext:value-type="float">
            <text:p>-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mpérature (temp °K)</text:p>
          </table:table-cell>
          <table:table-cell table:formula="of:=273+[.B9]" office:value-type="float" office:value="258" calcext:value-type="float">
            <text:p>258</text:p>
          </table:table-cell>
          <table:table-cell table:formula="of:=273+[.C9]" office:value-type="float" office:value="242" calcext:value-type="float">
            <text:p>242</text:p>
          </table:table-cell>
          <table:table-cell table:formula="of:=273+[.D9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*V/T</text:p>
          </table:table-cell>
          <table:table-cell table:style-name="ce5" table:formula="of:=([.B8]*[.B7])/[.B10]" office:value-type="float" office:value="17.1780696363571" calcext:value-type="float">
            <text:p>17,18</text:p>
          </table:table-cell>
          <table:table-cell table:style-name="ce5" table:formula="of:=([.C8]*[.C7])/[.C10]" office:value-type="float" office:value="17.185576810417" calcext:value-type="float">
            <text:p>17,19</text:p>
          </table:table-cell>
          <table:table-cell table:style-name="ce5" table:formula="of:=([.D8]*[.D7])/[.D10]" office:value-type="float" office:value="17.1712634425748" calcext:value-type="float">
            <text:p>17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SIMIER</meta:initial-creator>
    <meta:creation-date>2025-07-10T10:37:55.857128652</meta:creation-date>
    <dc:date>2025-07-10T11:01:21.266419745</dc:date>
    <dc:creator>Philippe SIMIER</dc:creator>
    <meta:editing-duration>PT13M25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